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sans-serif" svg:font-family="sans-serif"/>
    <style:font-face style:name="Noto Mono" svg:font-family="'Noto Mono'"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1c259d" officeooo:paragraph-rsid="001c259d"/>
    </style:style>
    <style:style style:name="P2" style:family="paragraph" style:parent-style-name="Standard">
      <style:text-properties style:font-name="Noto Mono" officeooo:rsid="001c259d" officeooo:paragraph-rsid="001c259d"/>
    </style:style>
    <style:style style:name="T1" style:family="text">
      <style:text-properties style:font-name="sans-serif" fo:font-size="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ameron Wertelka, HW5</text:p>
      <text:p text:style-name="P1"/>
      <text:p text:style-name="P1">books.xml</text:p>
      <text:p text:style-name="P1"/>
      <text:p text:style-name="P2">&lt;?xml version="1.0" ?&gt;</text:p>
      <text:p text:style-name="P2">&lt;books&gt;</text:p>
      <text:p text:style-name="P2"><text:s text:c="4"/>&lt;book&gt;</text:p>
      <text:p text:style-name="P2"><text:s text:c="8"/>&lt;title&gt;Tale of Two Cities&lt;/title&gt;</text:p>
      <text:p text:style-name="P2"><text:s text:c="8"/>&lt;author&gt;Charles Dickens&lt;/author&gt;</text:p>
      <text:p text:style-name="P2"><text:s text:c="8"/>&lt;price&gt;$6.95&lt;/price&gt;</text:p>
      <text:p text:style-name="P2"><text:s text:c="4"/>&lt;/book&gt;</text:p>
      <text:p text:style-name="P2"><text:s text:c="4"/>&lt;book&gt;</text:p>
      <text:p text:style-name="P2"><text:s text:c="8"/>&lt;title&gt;The Great Gatsby&lt;/title&gt;</text:p>
      <text:p text:style-name="P2"><text:s text:c="8"/>&lt;author&gt;F. Scott Fitzgerald&lt;/author&gt;</text:p>
      <text:p text:style-name="P2"><text:s text:c="8"/>&lt;price&gt;$2.99&lt;/price&gt;</text:p>
      <text:p text:style-name="P2"><text:s text:c="4"/>&lt;/book&gt;</text:p>
      <text:p text:style-name="P2"><text:s text:c="4"/>&lt;book&gt;</text:p>
      <text:p text:style-name="P2"><text:s text:c="8"/>&lt;title&gt;The Picture of Dorian Gray&lt;/title&gt;</text:p>
      <text:p text:style-name="P2"><text:s text:c="8"/>&lt;author&gt;Oscar Wilde&lt;/author&gt;</text:p>
      <text:p text:style-name="P2"><text:s text:c="8"/>&lt;price&gt;$3.86&lt;/price&gt;</text:p>
      <text:p text:style-name="P2"><text:s text:c="4"/>&lt;/book&gt;</text:p>
      <text:p text:style-name="P2">&lt;/books&gt;</text:p>
      <text:p text:style-name="P2"/>
      <text:p text:style-name="P2">library.xml</text:p>
      <text:p text:style-name="P2"/>
      <text:p text:style-name="P2">&lt;?xml version="1.0" ?&gt; </text:p>
      <text:p text:style-name="P2">&lt;books&gt;</text:p>
      <text:p text:style-name="P2"><text:s text:c="4"/>&lt;book&gt;</text:p>
      <text:p text:style-name="P2"><text:s text:c="8"/>&lt;title&gt;Crime and Punishment&lt;/title&gt;</text:p>
      <text:p text:style-name="P2"><text:s text:c="8"/>&lt;author&gt;Fyodor Dostoevsky&lt;/author&gt;</text:p>
      <text:p text:style-name="P2"><text:s text:c="8"/>&lt;price&gt;$12.79&lt;/price&gt;</text:p>
      <text:p text:style-name="P2"><text:s text:c="4"/>&lt;/book&gt;</text:p>
      <text:p text:style-name="P2"><text:s text:c="4"/>&lt;book&gt;</text:p>
      <text:p text:style-name="P2"><text:s text:c="8"/>&lt;title&gt;Adventures of Huckleberry Finn&lt;/title&gt;</text:p>
      <text:p text:style-name="P2"><text:s text:c="8"/>&lt;author&gt;Mark Twain&lt;/author&gt;</text:p>
      <text:p text:style-name="P2"><text:s text:c="8"/>&lt;price&gt;$5.00&lt;/price&gt;</text:p>
      <text:p text:style-name="P2"><text:s text:c="4"/>&lt;/book&gt;</text:p>
      <text:p text:style-name="P2"><text:s text:c="4"/>&lt;book&gt;</text:p>
      <text:p text:style-name="P2"><text:s text:c="8"/>&lt;title&gt;Frankenstein&lt;/title&gt;</text:p>
      <text:p text:style-name="P2"><text:s text:c="8"/>&lt;author&gt;Mary Shelley&lt;/author&gt;</text:p>
      <text:p text:style-name="P2"><text:s text:c="8"/>&lt;price&gt;$10.00&lt;/price&gt;</text:p>
      <text:p text:style-name="P2"><text:s text:c="4"/>&lt;/book&gt;</text:p>
      <text:p text:style-name="P2">&lt;/books&gt;</text:p>
      <text:p text:style-name="P2"/>
      <text:p text:style-name="P2"/>
      <text:p text:style-name="P2"/>
      <text:p text:style-name="P2"/>
      <text:p text:style-name="P2"/>
      <text:p text:style-name="P2"><text:soft-page-break/>booksxml_parse.py</text:p>
      <text:p text:style-name="P2"/>
      <text:p text:style-name="P2">import xml.sax</text:p>
      <text:p text:style-name="P2">class CustomHandler(xml.sax.ContentHandler):</text:p>
      <text:p text:style-name="P2"><text:s text:c="4"/>""" custom class to parse XML file """</text:p>
      <text:p text:style-name="P2"><text:s text:c="4"/>def __init__(self):</text:p>
      <text:p text:style-name="P2"><text:s text:c="8"/>xml.sax.ContentHandler.__init__(self)</text:p>
      <text:p text:style-name="P2"><text:s text:c="8"/>self.inBooks = False</text:p>
      <text:p text:style-name="P2"><text:s text:c="8"/>self.inBook = False</text:p>
      <text:p text:style-name="P2"><text:s text:c="8"/>self.inTitle = False</text:p>
      <text:p text:style-name="P2"><text:s text:c="8"/>self.inAuthor = False</text:p>
      <text:p text:style-name="P2"><text:s text:c="8"/>self.inPrice = False</text:p>
      <text:p text:style-name="P2"/>
      <text:p text:style-name="P2"><text:s text:c="4"/>def startElement(self,name,attr):</text:p>
      <text:p text:style-name="P2"><text:s text:c="8"/>if (name == "books"):</text:p>
      <text:p text:style-name="P2"><text:s text:c="12"/>self.inBooks = True</text:p>
      <text:p text:style-name="P2"><text:s text:c="8"/>elif (name == "book"):</text:p>
      <text:p text:style-name="P2"><text:s text:c="12"/>self.inBook = True</text:p>
      <text:p text:style-name="P2"><text:s text:c="8"/>elif (name == "title"):</text:p>
      <text:p text:style-name="P2"><text:s text:c="12"/>self.inTitle = True</text:p>
      <text:p text:style-name="P2"><text:s text:c="8"/>elif (name == "author"):</text:p>
      <text:p text:style-name="P2"><text:s text:c="12"/>self.inAuthor = True</text:p>
      <text:p text:style-name="P2"><text:s text:c="8"/>elif (name == "price"):</text:p>
      <text:p text:style-name="P2"><text:s text:c="12"/>self.inPrice = True</text:p>
      <text:p text:style-name="P2"/>
      <text:p text:style-name="P2"><text:s text:c="4"/>def endElement(self,name):</text:p>
      <text:p text:style-name="P2"><text:s text:c="8"/>if (name == "books"):</text:p>
      <text:p text:style-name="P2"><text:s text:c="12"/>self.inBooks = False</text:p>
      <text:p text:style-name="P2"><text:s text:c="8"/>elif (name == "book"):</text:p>
      <text:p text:style-name="P2"><text:s text:c="12"/>self.inBook = False</text:p>
      <text:p text:style-name="P2"><text:s text:c="8"/>elif (name == "title"):</text:p>
      <text:p text:style-name="P2"><text:s text:c="12"/>self.inTitle = False</text:p>
      <text:p text:style-name="P2"><text:s text:c="8"/>elif (name == "author"):</text:p>
      <text:p text:style-name="P2"><text:s text:c="12"/>self.inAuthor = False</text:p>
      <text:p text:style-name="P2"><text:s text:c="8"/>elif (name == "price"):</text:p>
      <text:p text:style-name="P2"><text:s text:c="12"/>self.inPrice = False</text:p>
      <text:p text:style-name="P2"/>
      <text:p text:style-name="P2"><text:s text:c="4"/>def characters(self,data):</text:p>
      <text:p text:style-name="P2"><text:s text:c="8"/>if (self.inBooks):</text:p>
      <text:p text:style-name="P2"><text:s text:c="12"/>if (self.inBook):</text:p>
      <text:p text:style-name="P2"><text:s text:c="16"/>if (self.inTitle):</text:p>
      <text:p text:style-name="P2"><text:s text:c="20"/>print("Title:", data.strip(),end='')</text:p>
      <text:p text:style-name="P2"><text:s text:c="16"/>elif (self.inAuthor):</text:p>
      <text:p text:style-name="P2"><text:s text:c="20"/>print(", Author:", data.strip())</text:p>
      <text:p text:style-name="P2"><text:s text:c="16"/>elif (self.inPrice):</text:p>
      <text:p text:style-name="P2"><text:s text:c="20"/>pass</text:p>
      <text:p text:style-name="P2"/>
      <text:p text:style-name="P2">filename = input("Enter name of xml file to process: ")</text:p>
      <text:p text:style-name="P2"><text:soft-page-break/>parser = xml.sax.make_parser()</text:p>
      <text:p text:style-name="P2">handler = CustomHandler()</text:p>
      <text:p text:style-name="P2">parser.setContentHandler(handler)</text:p>
      <text:p text:style-name="P2">parser.parse(filename)</text:p>
      <text:p text:style-name="P2"/>
      <text:p text:style-name="P2">Sample run 1 &amp; 2</text:p>
      <text:p text:style-name="P2"/>
      <text:p text:style-name="P2">csnt110tth@lab608-ubuntu:~/Desktop/homework/hw5$ python3 booksxml_parse.py</text:p>
      <text:p text:style-name="P2">Enter name of xml file to process: books.xml</text:p>
      <text:p text:style-name="P2">Title: Tale of Two Cities, Author: Charles Dickens</text:p>
      <text:p text:style-name="P2">Title: The Great Gatsby, Author: F. Scott Fitzgerald</text:p>
      <text:p text:style-name="P2">Title: The Picture of Dorian Gray, Author: Oscar Wilde</text:p>
      <text:p text:style-name="P2">csnt110tth@lab608-ubuntu:~/Desktop/homework/hw5$ python3 booksxml_parse.py</text:p>
      <text:p text:style-name="P2">Enter name of xml file to process: library.xml</text:p>
      <text:p text:style-name="P2">Title: Crime and Punishment, Author: Fyodor Dostoevsky</text:p>
      <text:p text:style-name="P2">Title: Adventures of Huckleberry Finn, Author: Mark Twain</text:p>
      <text:p text:style-name="P2">Title: Frankenstein, Author: Mary Shelley</text:p>
      <text:p text:style-name="P2"/>
      <text:p text:style-name="P2">Questions:</text:p>
      <text:p text:style-name="P2"/>
      <text:p text:style-name="P2"><text:span text:style-name="T1">How does this assignment demonstrate the power of XML parsing in Python?</text:span></text:p>
      <text:p text:style-name="P2"><text:span text:style-name="T1"><text:tab/>It shows that with XML’s ability to organize data with tags can allow parsing <text:tab/>in python quite easily, enough to create it’s own python program tailored <text:tab/>specifically for the XML file.</text:span></text:p>
      <text:p text:style-name="P2"><text:span text:style-name="T1"/></text:p>
      <text:p text:style-name="P2"><text:span text:style-name="T1">What does the process involved with this assignment tell you about XML as a data storage file? Explain in terms of a big picture view that relates this to computer technology in general.</text:span></text:p>
      <text:p text:style-name="P2"><text:span text:style-name="T1"><text:tab/>The process shows that XML files can be easily read by both human and machine. This gives XML an advantage over other data storage files. With XML being a legible way to transfer data, it would be wise to use more often in conjunction with other computer languages or even with other coders, should you need to send data over. With programs made with the intention to parse XML files, you can find the data you need immediately. You cannot do this with, say, a physical sheet of data.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sans-serif" svg:font-family="sans-serif"/>
    <style:font-face style:name="Noto Mono" svg:font-family="'Noto Mono'"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22T12:10:57.245478874</meta:creation-date>
    <dc:date>2019-10-22T12:21:57.762899088</dc:date>
    <meta:editing-duration>P0D</meta:editing-duration>
    <meta:editing-cycles>1</meta:editing-cycles>
    <meta:document-statistic meta:table-count="0" meta:image-count="0" meta:object-count="0" meta:page-count="3" meta:paragraph-count="102" meta:word-count="445" meta:character-count="3909" meta:non-whitespace-character-count="2972"/>
    <meta:generator>LibreOffice/6.0.7.3$Linux_X86_64 LibreOffice_project/00m0$Build-3</meta:generator>
  </office:meta>
</office:document-meta>
</file>